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3075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FLOOR([.B2] * 1.1;1)" office:value-type="float" office:value="27">
            <text:p>27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F2]+[.E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FLOOR([.B3] * 1.1;1)" office:value-type="float" office:value="29">
            <text:p>29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F3]+[.E3]" office:value-type="float" office:value="16">
            <text:p>1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FLOOR([.B4] * 1.1;1)" office:value-type="float" office:value="31">
            <text:p>31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F4]+[.E4]" office:value-type="float" office:value="43">
            <text:p>43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FLOOR([.B5] * 1.1;1)" office:value-type="float" office:value="34">
            <text:p>34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F5]+[.E5]" office:value-type="float" office:value="91">
            <text:p>9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FLOOR([.B6] * 1.1;1)" office:value-type="float" office:value="37">
            <text:p>37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F6]+[.E6]" office:value-type="float" office:value="167">
            <text:p>16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FLOOR([.B7] * 1.1;1)" office:value-type="float" office:value="40">
            <text:p>40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F7]+[.E7]" office:value-type="float" office:value="277">
            <text:p>27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FLOOR([.B8] * 1.1;1)" office:value-type="float" office:value="44">
            <text:p>4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F8]+[.E8]" office:value-type="float" office:value="427">
            <text:p>42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FLOOR([.B9] * 1.1;1)" office:value-type="float" office:value="48">
            <text:p>48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F9]+[.E9]" office:value-type="float" office:value="624">
            <text:p>62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FLOOR([.B10] * 1.1;1)" office:value-type="float" office:value="52">
            <text:p>52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F10]+[.E10]" office:value-type="float" office:value="875">
            <text:p>875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FLOOR([.B11] * 1.1;1)" office:value-type="float" office:value="57">
            <text:p>57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F11]+[.E11]" office:value-type="float" office:value="1187">
            <text:p>1187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FLOOR([.B12] * 1.1;1)" office:value-type="float" office:value="62">
            <text:p>62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F12]+[.E12]" office:value-type="float" office:value="1566">
            <text:p>156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FLOOR([.B13] * 1.1;1)" office:value-type="float" office:value="68">
            <text:p>68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F13]+[.E13]" office:value-type="float" office:value="2020">
            <text:p>202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FLOOR([.B14] * 1.1;1)" office:value-type="float" office:value="74">
            <text:p>74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F14]+[.E14]" office:value-type="float" office:value="2555">
            <text:p>2555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FLOOR([.B15] * 1.1;1)" office:value-type="float" office:value="81">
            <text:p>81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F15]+[.E15]" office:value-type="float" office:value="3179">
            <text:p>31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FLOOR([.B16] * 1.1;1)" office:value-type="float" office:value="89">
            <text:p>89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F16]+[.E16]" office:value-type="float" office:value="3899">
            <text:p>3899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FLOOR([.B17] * 1.1;1)" office:value-type="float" office:value="97">
            <text:p>97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F17]+[.E17]" office:value-type="float" office:value="4722">
            <text:p>472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FLOOR([.B18] * 1.1;1)" office:value-type="float" office:value="106">
            <text:p>106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F18]+[.E18]" office:value-type="float" office:value="5656">
            <text:p>5656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FLOOR([.B19] * 1.1;1)" office:value-type="float" office:value="116">
            <text:p>116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F19]+[.E19]" office:value-type="float" office:value="6708">
            <text:p>6708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FLOOR([.B20] * 1.1;1)" office:value-type="float" office:value="127">
            <text:p>127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F20]+[.E20]" office:value-type="float" office:value="7886">
            <text:p>7886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FLOOR([.B21] * 1.1;1)" office:value-type="float" office:value="139">
            <text:p>139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F21]+[.E21]" office:value-type="float" office:value="9198">
            <text:p>9198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FLOOR([.B22] * 1.1;1)" office:value-type="float" office:value="152">
            <text:p>152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F22]+[.E22]" office:value-type="float" office:value="10652">
            <text:p>10652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FLOOR([.B23] * 1.1;1)" office:value-type="float" office:value="167">
            <text:p>167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F23]+[.E23]" office:value-type="float" office:value="12256">
            <text:p>1225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FLOOR([.B24] * 1.1;1)" office:value-type="float" office:value="183">
            <text:p>18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F24]+[.E24]" office:value-type="float" office:value="14018">
            <text:p>14018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FLOOR([.B25] * 1.1;1)" office:value-type="float" office:value="201">
            <text:p>201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F25]+[.E25]" office:value-type="float" office:value="15946">
            <text:p>1594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FLOOR([.B26] * 1.1;1)" office:value-type="float" office:value="221">
            <text:p>221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F26]+[.E26]" office:value-type="float" office:value="18048">
            <text:p>1804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FLOOR([.B27] * 1.1;1)" office:value-type="float" office:value="243">
            <text:p>243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F27]+[.E27]" office:value-type="float" office:value="20333">
            <text:p>20333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FLOOR([.B28] * 1.1;1)" office:value-type="float" office:value="267">
            <text:p>267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F28]+[.E28]" office:value-type="float" office:value="22810">
            <text:p>2281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FLOOR([.B29] * 1.1;1)" office:value-type="float" office:value="293">
            <text:p>293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F29]+[.E29]" office:value-type="float" office:value="25487">
            <text:p>25487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FLOOR([.B30] * 1.1;1)" office:value-type="float" office:value="322">
            <text:p>322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F30]+[.E30]" office:value-type="float" office:value="28373">
            <text:p>2837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FLOOR([.B31] * 1.1;1)" office:value-type="float" office:value="354">
            <text:p>354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F31]+[.E31]" office:value-type="float" office:value="31477">
            <text:p>31477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FLOOR([.B32] * 1.1;1)" office:value-type="float" office:value="389">
            <text:p>389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F32]+[.E32]" office:value-type="float" office:value="34808">
            <text:p>34808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FLOOR([.B33] * 1.1;1)" office:value-type="float" office:value="427">
            <text:p>427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F33]+[.E33]" office:value-type="float" office:value="38375">
            <text:p>38375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FLOOR([.B34] * 1.1;1)" office:value-type="float" office:value="469">
            <text:p>469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F34]+[.E34]" office:value-type="float" office:value="42188">
            <text:p>4218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FLOOR([.B35] * 1.1;1)" office:value-type="float" office:value="515">
            <text:p>51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F35]+[.E35]" office:value-type="float" office:value="46256">
            <text:p>46256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FLOOR([.B36] * 1.1;1)" office:value-type="float" office:value="566">
            <text:p>56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F36]+[.E36]" office:value-type="float" office:value="50588">
            <text:p>50588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FLOOR([.B37] * 1.1;1)" office:value-type="float" office:value="622">
            <text:p>622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F37]+[.E37]" office:value-type="float" office:value="55194">
            <text:p>55194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FLOOR([.B38] * 1.1;1)" office:value-type="float" office:value="684">
            <text:p>684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F38]+[.E38]" office:value-type="float" office:value="60084">
            <text:p>60084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FLOOR([.B39] * 1.1;1)" office:value-type="float" office:value="752">
            <text:p>752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F39]+[.E39]" office:value-type="float" office:value="65268">
            <text:p>65268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FLOOR([.B40] * 1.1;1)" office:value-type="float" office:value="827">
            <text:p>827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F40]+[.E40]" office:value-type="float" office:value="70755">
            <text:p>7075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FLOOR([.B41] * 1.1;1)" office:value-type="float" office:value="909">
            <text:p>9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F41]+[.E41]" office:value-type="float" office:value="76556">
            <text:p>76556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FLOOR([.B42] * 1.1;1)" office:value-type="float" office:value="999">
            <text:p>999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F42]+[.E42]" office:value-type="float" office:value="82681">
            <text:p>82681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FLOOR([.B43] * 1.1;1)" office:value-type="float" office:value="1098">
            <text:p>1098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F43]+[.E43]" office:value-type="float" office:value="89141">
            <text:p>8914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FLOOR([.B44] * 1.1;1)" office:value-type="float" office:value="1207">
            <text:p>1207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F44]+[.E44]" office:value-type="float" office:value="95946">
            <text:p>9594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FLOOR([.B45] * 1.1;1)" office:value-type="float" office:value="1327">
            <text:p>1327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F45]+[.E45]" office:value-type="float" office:value="103107">
            <text:p>103107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FLOOR([.B46] * 1.1;1)" office:value-type="float" office:value="1459">
            <text:p>1459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F46]+[.E46]" office:value-type="float" office:value="110635">
            <text:p>11063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FLOOR([.B47] * 1.1;1)" office:value-type="float" office:value="1604">
            <text:p>160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F47]+[.E47]" office:value-type="float" office:value="118540">
            <text:p>118540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FLOOR([.B48] * 1.1;1)" office:value-type="float" office:value="1764">
            <text:p>1764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F48]+[.E48]" office:value-type="float" office:value="126834">
            <text:p>126834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FLOOR([.B49] * 1.1;1)" office:value-type="float" office:value="1940">
            <text:p>1940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F49]+[.E49]" office:value-type="float" office:value="135528">
            <text:p>135528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FLOOR([.B50] * 1.1;1)" office:value-type="float" office:value="2134">
            <text:p>2134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style-name="ce1" table:formula="of:=FLOOR([.A51]*[.A51]*3*POWER(1.005;[.A51] - 2);1)" office:value-type="float" office:value="9528">
            <text:p>9528</text:p>
          </table:table-cell>
          <table:table-cell table:formula="of:=[.F50]+[.E50]" office:value-type="float" office:value="144633">
            <text:p>14463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6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1-20T16:50:47.42</dc:date>
    <dc:creator>Seab Dinch</dc:creator>
    <meta:editing-duration>PT37M16S</meta:editing-duration>
    <meta:editing-cycles>5</meta:editing-cycles>
    <meta:generator>OpenOffice/4.1.2$Win32 OpenOffice.org_project/412m3$Build-9782</meta:generator>
    <meta:document-statistic meta:table-count="3" meta:cell-count="306" meta:object-count="0"/>
  </office:meta>
</office:document-meta>
</file>